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rsid="0038e99a" officeooo:paragraph-rsid="00619bef"/>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Text_20_body">
      <style:text-properties officeooo:rsid="0043e7cd" officeooo:paragraph-rsid="00453cbe"/>
    </style:style>
    <style:style style:name="P65" style:family="paragraph" style:parent-style-name="Text_20_body">
      <style:text-properties officeooo:rsid="00453cbe" officeooo:paragraph-rsid="00453cbe"/>
    </style:style>
    <style:style style:name="P66" style:family="paragraph" style:parent-style-name="Text_20_body">
      <style:text-properties officeooo:paragraph-rsid="00453cbe"/>
    </style:style>
    <style:style style:name="P67" style:family="paragraph" style:parent-style-name="Text_20_body">
      <style:text-properties officeooo:rsid="00456607" officeooo:paragraph-rsid="00456607"/>
    </style:style>
    <style:style style:name="P68" style:family="paragraph" style:parent-style-name="Text_20_body">
      <style:text-properties officeooo:rsid="0046e87a" officeooo:paragraph-rsid="0046e87a"/>
    </style:style>
    <style:style style:name="P69" style:family="paragraph" style:parent-style-name="Text_20_body">
      <style:text-properties officeooo:rsid="004a1022" officeooo:paragraph-rsid="004a1022"/>
    </style:style>
    <style:style style:name="P70" style:family="paragraph" style:parent-style-name="Text_20_body">
      <style:text-properties officeooo:rsid="004dc018" officeooo:paragraph-rsid="004dc018"/>
    </style:style>
    <style:style style:name="P71" style:family="paragraph" style:parent-style-name="Text_20_body">
      <style:text-properties officeooo:rsid="004f017a" officeooo:paragraph-rsid="004f017a"/>
    </style:style>
    <style:style style:name="P72" style:family="paragraph" style:parent-style-name="Text_20_body">
      <style:text-properties officeooo:paragraph-rsid="004f017a"/>
    </style:style>
    <style:style style:name="P73" style:family="paragraph" style:parent-style-name="Text_20_body">
      <style:text-properties officeooo:rsid="004f71ed" officeooo:paragraph-rsid="004f71ed"/>
    </style:style>
    <style:style style:name="P74" style:family="paragraph" style:parent-style-name="Text_20_body">
      <style:text-properties officeooo:rsid="00508c8b" officeooo:paragraph-rsid="00508c8b"/>
    </style:style>
    <style:style style:name="P75" style:family="paragraph" style:parent-style-name="Text_20_body">
      <style:text-properties officeooo:rsid="0050ead5" officeooo:paragraph-rsid="0050ead5"/>
    </style:style>
    <style:style style:name="P76" style:family="paragraph" style:parent-style-name="Text_20_body">
      <style:text-properties officeooo:rsid="0052d9f2" officeooo:paragraph-rsid="0052d9f2"/>
    </style:style>
    <style:style style:name="P77" style:family="paragraph" style:parent-style-name="Text_20_body">
      <style:text-properties officeooo:paragraph-rsid="0052d9f2"/>
    </style:style>
    <style:style style:name="P78" style:family="paragraph" style:parent-style-name="Text_20_body">
      <style:text-properties officeooo:paragraph-rsid="00548fd8"/>
    </style:style>
    <style:style style:name="P79" style:family="paragraph" style:parent-style-name="Text_20_body">
      <style:text-properties officeooo:rsid="00548fd8" officeooo:paragraph-rsid="00548fd8"/>
    </style:style>
    <style:style style:name="P80" style:family="paragraph" style:parent-style-name="Text_20_body">
      <style:text-properties officeooo:rsid="0055139f" officeooo:paragraph-rsid="0055139f"/>
    </style:style>
    <style:style style:name="P81" style:family="paragraph" style:parent-style-name="Text_20_body">
      <style:text-properties officeooo:rsid="005e5b91" officeooo:paragraph-rsid="005e5b91"/>
    </style:style>
    <style:style style:name="P82" style:family="paragraph" style:parent-style-name="Text_20_body">
      <style:text-properties officeooo:paragraph-rsid="00572a63"/>
    </style:style>
    <style:style style:name="P83" style:family="paragraph" style:parent-style-name="Text_20_body">
      <style:text-properties officeooo:rsid="005a8b3e" officeooo:paragraph-rsid="005a8b3e"/>
    </style:style>
    <style:style style:name="P84" style:family="paragraph" style:parent-style-name="Text_20_body">
      <style:text-properties officeooo:paragraph-rsid="005c553e"/>
    </style:style>
    <style:style style:name="P85" style:family="paragraph" style:parent-style-name="Text_20_body">
      <style:text-properties officeooo:rsid="005e1908" officeooo:paragraph-rsid="005e1908"/>
    </style:style>
    <style:style style:name="P86" style:family="paragraph" style:parent-style-name="Text_20_body">
      <style:text-properties officeooo:rsid="005e1908" officeooo:paragraph-rsid="005fa34a"/>
    </style:style>
    <style:style style:name="P87" style:family="paragraph" style:parent-style-name="Text_20_body">
      <style:text-properties officeooo:rsid="00619bef" officeooo:paragraph-rsid="00619bef"/>
    </style:style>
    <style:style style:name="P88" style:family="paragraph" style:parent-style-name="Standard">
      <style:text-properties officeooo:rsid="00283fea" officeooo:paragraph-rsid="00283fea"/>
    </style:style>
    <style:style style:name="P89" style:family="paragraph" style:parent-style-name="Standard">
      <style:text-properties officeooo:rsid="00283fea" officeooo:paragraph-rsid="0048be59"/>
    </style:style>
    <style:style style:name="P90" style:family="paragraph" style:parent-style-name="Standard">
      <style:text-properties officeooo:rsid="00283fea" officeooo:paragraph-rsid="00497fd6"/>
    </style:style>
    <style:style style:name="P91" style:family="paragraph" style:parent-style-name="Standard">
      <style:text-properties officeooo:rsid="002b58b4" officeooo:paragraph-rsid="002b58b4"/>
    </style:style>
    <style:style style:name="P92" style:family="paragraph" style:parent-style-name="Standard">
      <style:text-properties officeooo:rsid="001e3533"/>
    </style:style>
    <style:style style:name="P93" style:family="paragraph" style:parent-style-name="Standard">
      <style:text-properties officeooo:rsid="003efe21" officeooo:paragraph-rsid="0048be59"/>
    </style:style>
    <style:style style:name="P94" style:family="paragraph" style:parent-style-name="Standard">
      <style:text-properties officeooo:rsid="003efe21" officeooo:paragraph-rsid="004a1022"/>
    </style:style>
    <style:style style:name="P95" style:family="paragraph" style:parent-style-name="Standard">
      <style:text-properties officeooo:rsid="0048be59" officeooo:paragraph-rsid="0048be59"/>
    </style:style>
    <style:style style:name="P96" style:family="paragraph" style:parent-style-name="Standard">
      <style:text-properties fo:font-weight="bold" officeooo:rsid="0048be59" officeooo:paragraph-rsid="0048be59" style:font-weight-asian="bold" style:font-weight-complex="bold"/>
    </style:style>
    <style:style style:name="P97" style:family="paragraph" style:parent-style-name="Standard">
      <style:text-properties officeooo:rsid="004a1022" officeooo:paragraph-rsid="004a1022"/>
    </style:style>
    <style:style style:name="P98" style:family="paragraph" style:parent-style-name="Preformatted_20_Text">
      <style:text-properties fo:font-weight="bold" style:font-weight-asian="bold" style:font-weight-complex="bold"/>
    </style:style>
    <style:style style:name="P99" style:family="paragraph" style:parent-style-name="Preformatted_20_Text">
      <style:text-properties fo:font-weight="bold" officeooo:rsid="0048be59" officeooo:paragraph-rsid="0048be59" style:font-weight-asian="bold" style:font-weight-complex="bold"/>
    </style:style>
    <style:style style:name="P100" style:family="paragraph" style:parent-style-name="Preformatted_20_Text">
      <style:text-properties fo:font-weight="bold" officeooo:paragraph-rsid="00497fd6" style:font-weight-asian="bold" style:font-weight-complex="bold"/>
    </style:style>
    <style:style style:name="P101" style:family="paragraph" style:parent-style-name="Preformatted_20_Text">
      <style:text-properties fo:font-weight="bold" officeooo:paragraph-rsid="004a1022" style:font-weight-asian="bold" style:font-weight-complex="bold"/>
    </style:style>
    <style:style style:name="P102" style:family="paragraph" style:parent-style-name="Preformatted_20_Text">
      <style:text-properties officeooo:rsid="002bc4dc" officeooo:paragraph-rsid="003a0b2d"/>
    </style:style>
    <style:style style:name="P103" style:family="paragraph" style:parent-style-name="Preformatted_20_Text">
      <style:text-properties officeooo:paragraph-rsid="002d4b42"/>
    </style:style>
    <style:style style:name="P104" style:family="paragraph" style:parent-style-name="Preformatted_20_Text">
      <style:text-properties officeooo:paragraph-rsid="0030dc46"/>
    </style:style>
    <style:style style:name="P105" style:family="paragraph" style:parent-style-name="Preformatted_20_Text">
      <style:text-properties officeooo:rsid="0030dc46" officeooo:paragraph-rsid="0030dc46"/>
    </style:style>
    <style:style style:name="P106" style:family="paragraph" style:parent-style-name="Preformatted_20_Text">
      <style:text-properties officeooo:paragraph-rsid="00385d35"/>
    </style:style>
    <style:style style:name="P107" style:family="paragraph" style:parent-style-name="Preformatted_20_Text">
      <style:text-properties officeooo:rsid="00385d35" officeooo:paragraph-rsid="00385d35"/>
    </style:style>
    <style:style style:name="P108" style:family="paragraph" style:parent-style-name="Preformatted_20_Text">
      <style:text-properties officeooo:rsid="00385d35" officeooo:paragraph-rsid="004067ce"/>
    </style:style>
    <style:style style:name="P109" style:family="paragraph" style:parent-style-name="Preformatted_20_Text">
      <style:text-properties officeooo:paragraph-rsid="003a0b2d"/>
    </style:style>
    <style:style style:name="P110" style:family="paragraph" style:parent-style-name="Preformatted_20_Text">
      <style:text-properties officeooo:paragraph-rsid="004067ce"/>
    </style:style>
    <style:style style:name="P111" style:family="paragraph" style:parent-style-name="Preformatted_20_Text">
      <style:text-properties officeooo:rsid="004067ce" officeooo:paragraph-rsid="004067ce"/>
    </style:style>
    <style:style style:name="P112" style:family="paragraph" style:parent-style-name="Preformatted_20_Text">
      <style:text-properties officeooo:rsid="004067ce" officeooo:paragraph-rsid="0043e7cd"/>
    </style:style>
    <style:style style:name="P113" style:family="paragraph" style:parent-style-name="Preformatted_20_Text">
      <style:text-properties officeooo:rsid="004067ce" officeooo:paragraph-rsid="00453cbe"/>
    </style:style>
    <style:style style:name="P114" style:family="paragraph" style:parent-style-name="Preformatted_20_Text">
      <style:text-properties officeooo:rsid="004067ce" officeooo:paragraph-rsid="004f71ed"/>
    </style:style>
    <style:style style:name="P115" style:family="paragraph" style:parent-style-name="Preformatted_20_Text">
      <style:text-properties officeooo:paragraph-rsid="0043bcbc"/>
    </style:style>
    <style:style style:name="P116" style:family="paragraph" style:parent-style-name="Preformatted_20_Text">
      <style:text-properties officeooo:paragraph-rsid="0043e7cd"/>
    </style:style>
    <style:style style:name="P117" style:family="paragraph" style:parent-style-name="Preformatted_20_Text">
      <style:text-properties officeooo:paragraph-rsid="00453cbe"/>
    </style:style>
    <style:style style:name="P118" style:family="paragraph" style:parent-style-name="Preformatted_20_Text">
      <style:text-properties officeooo:rsid="00453cbe" officeooo:paragraph-rsid="00453cbe"/>
    </style:style>
    <style:style style:name="P119" style:family="paragraph" style:parent-style-name="Preformatted_20_Text">
      <style:text-properties officeooo:rsid="00453cbe" officeooo:paragraph-rsid="004f71ed"/>
    </style:style>
    <style:style style:name="P120" style:family="paragraph" style:parent-style-name="Preformatted_20_Text">
      <style:text-properties officeooo:paragraph-rsid="0048be59"/>
    </style:style>
    <style:style style:name="P121" style:family="paragraph" style:parent-style-name="Preformatted_20_Text">
      <style:text-properties officeooo:rsid="0048be59" officeooo:paragraph-rsid="0048be59"/>
    </style:style>
    <style:style style:name="P122" style:family="paragraph" style:parent-style-name="Preformatted_20_Text">
      <style:text-properties officeooo:paragraph-rsid="00497fd6"/>
    </style:style>
    <style:style style:name="P123" style:family="paragraph" style:parent-style-name="Preformatted_20_Text">
      <style:text-properties officeooo:paragraph-rsid="004a1022"/>
    </style:style>
    <style:style style:name="P124" style:family="paragraph" style:parent-style-name="Preformatted_20_Text">
      <style:text-properties officeooo:rsid="004a1022" officeooo:paragraph-rsid="004a1022"/>
    </style:style>
    <style:style style:name="P125" style:family="paragraph" style:parent-style-name="Preformatted_20_Text">
      <style:text-properties officeooo:paragraph-rsid="004dc018"/>
    </style:style>
    <style:style style:name="P126" style:family="paragraph" style:parent-style-name="Preformatted_20_Text">
      <style:text-properties officeooo:paragraph-rsid="004f017a"/>
    </style:style>
    <style:style style:name="P127" style:family="paragraph" style:parent-style-name="Preformatted_20_Text">
      <style:text-properties officeooo:rsid="004f017a" officeooo:paragraph-rsid="004f017a"/>
    </style:style>
    <style:style style:name="P128" style:family="paragraph" style:parent-style-name="Preformatted_20_Text">
      <style:text-properties officeooo:paragraph-rsid="004f71ed"/>
    </style:style>
    <style:style style:name="P129" style:family="paragraph" style:parent-style-name="Preformatted_20_Text">
      <style:text-properties officeooo:paragraph-rsid="00548fd8"/>
    </style:style>
    <style:style style:name="P130" style:family="paragraph" style:parent-style-name="Preformatted_20_Text">
      <style:text-properties officeooo:rsid="0055139f" officeooo:paragraph-rsid="0055139f"/>
    </style:style>
    <style:style style:name="P131" style:family="paragraph" style:parent-style-name="Preformatted_20_Text">
      <style:text-properties officeooo:rsid="00668d1a" officeooo:paragraph-rsid="005c553e"/>
    </style:style>
    <style:style style:name="P132" style:family="paragraph" style:parent-style-name="Heading_20_2">
      <style:text-properties officeooo:rsid="0023dfb1" officeooo:paragraph-rsid="0023dfb1"/>
    </style:style>
    <style:style style:name="P133" style:family="paragraph" style:parent-style-name="Heading_20_2">
      <style:text-properties officeooo:paragraph-rsid="0023dfb1"/>
    </style:style>
    <style:style style:name="P134" style:family="paragraph" style:parent-style-name="Heading_20_2">
      <style:text-properties officeooo:rsid="001e3533" officeooo:paragraph-rsid="0043bcbc"/>
    </style:style>
    <style:style style:name="P135" style:family="paragraph" style:parent-style-name="Heading_20_2">
      <style:text-properties officeooo:paragraph-rsid="004f71ed"/>
    </style:style>
    <style:style style:name="P136" style:family="paragraph" style:parent-style-name="Heading_20_2">
      <style:text-properties officeooo:rsid="0058d829" officeooo:paragraph-rsid="0058d829"/>
    </style:style>
    <style:style style:name="P137" style:family="paragraph" style:parent-style-name="Heading_20_2">
      <style:text-properties officeooo:rsid="004a1022" officeooo:paragraph-rsid="004a1022"/>
    </style:style>
    <style:style style:name="P138" style:family="paragraph" style:parent-style-name="Heading_20_2">
      <style:text-properties officeooo:rsid="00338d0f" officeooo:paragraph-rsid="00338d0f"/>
    </style:style>
    <style:style style:name="P139" style:family="paragraph" style:parent-style-name="Heading_20_2">
      <style:text-properties officeooo:paragraph-rsid="004a1022"/>
    </style:style>
    <style:style style:name="P140" style:family="paragraph" style:parent-style-name="Heading_20_2">
      <style:text-properties officeooo:paragraph-rsid="00497fd6"/>
    </style:style>
    <style:style style:name="P141" style:family="paragraph" style:parent-style-name="Heading_20_2">
      <style:text-properties officeooo:rsid="0048be59" officeooo:paragraph-rsid="00497fd6"/>
    </style:style>
    <style:style style:name="P142" style:family="paragraph" style:parent-style-name="Text_20_body" style:list-style-name="L1">
      <style:text-properties officeooo:paragraph-rsid="001f6da2"/>
    </style:style>
    <style:style style:name="P143" style:family="paragraph" style:parent-style-name="Text_20_body" style:list-style-name="L1">
      <style:text-properties officeooo:rsid="003518dc" officeooo:paragraph-rsid="003518dc"/>
    </style:style>
    <style:style style:name="P144" style:family="paragraph" style:parent-style-name="Text_20_body" style:list-style-name="L1">
      <style:text-properties officeooo:rsid="00377f0b" officeooo:paragraph-rsid="00377f0b"/>
    </style:style>
    <style:style style:name="P145" style:family="paragraph" style:parent-style-name="Text_20_body" style:list-style-name="L1">
      <style:text-properties officeooo:rsid="0038e99a" officeooo:paragraph-rsid="0038e99a"/>
    </style:style>
    <style:style style:name="P146" style:family="paragraph" style:parent-style-name="Text_20_body" style:list-style-name="L1">
      <style:text-properties officeooo:rsid="004a1022" officeooo:paragraph-rsid="004a1022"/>
    </style:style>
    <style:style style:name="P147" style:family="paragraph" style:parent-style-name="Text_20_body" style:list-style-name="L1">
      <style:text-properties officeooo:rsid="0055139f" officeooo:paragraph-rsid="0055139f"/>
    </style:style>
    <style:style style:name="P148" style:family="paragraph" style:parent-style-name="Text_20_body" style:list-style-name="L2">
      <style:text-properties officeooo:rsid="0058d829" officeooo:paragraph-rsid="0058d829"/>
    </style:style>
    <style:style style:name="P149" style:family="paragraph" style:parent-style-name="Text_20_body">
      <style:text-properties officeooo:rsid="004f71ed" officeooo:paragraph-rsid="0061cd34"/>
    </style:style>
    <style:style style:name="P150" style:family="paragraph" style:parent-style-name="Heading_20_3">
      <style:text-properties officeooo:rsid="0052d9f2" officeooo:paragraph-rsid="0052d9f2"/>
    </style:style>
    <style:style style:name="P151" style:family="paragraph" style:parent-style-name="Heading_20_3">
      <style:text-properties officeooo:rsid="002f72a7" officeooo:paragraph-rsid="002f72a7"/>
    </style:style>
    <style:style style:name="P152" style:family="paragraph" style:parent-style-name="Heading_20_3">
      <style:text-properties officeooo:rsid="001c9d1a" officeooo:paragraph-rsid="001c9d1a"/>
    </style:style>
    <style:style style:name="P153" style:family="paragraph" style:parent-style-name="Heading_20_3">
      <style:text-properties officeooo:paragraph-rsid="001c9d1a"/>
    </style:style>
    <style:style style:name="P154" style:family="paragraph" style:parent-style-name="Heading_20_3">
      <style:text-properties officeooo:rsid="002d4b42" officeooo:paragraph-rsid="002d4b42"/>
    </style:style>
    <style:style style:name="P155" style:family="paragraph" style:parent-style-name="Heading_20_3">
      <style:text-properties officeooo:paragraph-rsid="003a0b2d"/>
    </style:style>
    <style:style style:name="P156" style:family="paragraph" style:parent-style-name="Heading_20_3">
      <style:text-properties officeooo:rsid="0030dc46" officeooo:paragraph-rsid="003518dc"/>
    </style:style>
    <style:style style:name="P157" style:family="paragraph" style:parent-style-name="Heading_20_3">
      <style:text-properties officeooo:rsid="0030069c" officeooo:paragraph-rsid="003a0b2d"/>
    </style:style>
    <style:style style:name="P158" style:family="paragraph" style:parent-style-name="Heading_20_3">
      <style:text-properties officeooo:paragraph-rsid="00453cbe"/>
    </style:style>
    <style:style style:name="P159" style:family="paragraph" style:parent-style-name="Heading_20_3">
      <style:text-properties officeooo:paragraph-rsid="00548fd8"/>
    </style:style>
    <style:style style:name="P160" style:family="paragraph" style:parent-style-name="Heading_20_3">
      <style:text-properties officeooo:rsid="004f017a" officeooo:paragraph-rsid="004f017a"/>
    </style:style>
    <style:style style:name="P161" style:family="paragraph" style:parent-style-name="Heading_20_3">
      <style:text-properties officeooo:rsid="00385d35" officeooo:paragraph-rsid="004f017a"/>
    </style:style>
    <style:style style:name="P162" style:family="paragraph" style:parent-style-name="Heading_20_3">
      <style:text-properties officeooo:rsid="00385d35" officeooo:paragraph-rsid="004067ce"/>
    </style:style>
    <style:style style:name="P163" style:family="paragraph" style:parent-style-name="Heading_20_3">
      <style:text-properties officeooo:rsid="00385d35" officeooo:paragraph-rsid="0043bcbc"/>
    </style:style>
    <style:style style:name="P164" style:family="paragraph" style:parent-style-name="Preformatted_20_Text">
      <style:text-properties officeooo:paragraph-rsid="0061cd34"/>
    </style:style>
    <style:style style:name="P165" style:family="paragraph" style:parent-style-name="Preformatted_20_Text">
      <style:text-properties officeooo:rsid="0061cd34" officeooo:paragraph-rsid="0061cd34"/>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style:style style:name="T63" style:family="text">
      <style:text-properties officeooo:rsid="005e1908"/>
    </style:style>
    <style:style style:name="T64" style:family="text">
      <style:text-properties officeooo:rsid="006861f2"/>
    </style:style>
    <style:style style:name="T65" style:family="text">
      <style:text-properties officeooo:rsid="00619bef"/>
    </style:style>
    <style:style style:name="T66" style:family="text">
      <style:text-properties officeooo:rsid="0061cd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Heading_20_2" text:outline-level="2">Differences from K&amp;K BASIC</text:h>
      <text:p text:style-name="Text_20_body">I have changed a few things:</text:p>
      <text:list xml:id="list3544079868562773804" text:style-name="L1">
        <text:list-item>
          <text:p text:style-name="P142"><text:span text:style-name="T39">S</text:span>tatements <text:span text:style-name="T39">ar</text:span>e spaced properly <text:span text:style-name="T27">when listed (K&amp;K BASIC keeps the original spacing)</text:span></text:p>
        </text:list-item>
        <text:list-item>
          <text:p text:style-name="P143">The PRINT statement <text:span text:style-name="T39">semicolon operator spaces text items together and numeric items apart</text:span></text:p>
        </text:list-item>
        <text:list-item>
          <text:p text:style-name="P144">The RND() function can <text:span text:style-name="T43">have </text:span>zero parameters; when no value it returns a number from 0 to 100</text:p>
        </text:list-item>
        <text:list-item>
          <text:p text:style-name="P145">The RND(X) function uses the passed value as an upper bound for the result. <text:span text:style-name="T43">K&amp;K BASIC ignores this parameter. Use the –ignore-rnd-arg option to match K&amp;K.</text:span></text:p>
        </text:list-item>
        <text:list-item>
          <text:p text:style-name="P146"><text:soft-page-break/>The MAT <text:span text:style-name="T53">assignment</text:span> statement dimensions the target variable, so <text:span text:style-name="T60">an earlier </text:span>DIM is not needed</text:p>
        </text:list-item>
        <text:list-item>
          <text:p text:style-name="P147">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7">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7">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6">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4">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4">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1">Echoes console input to output. Useful in run mode when redirecting input from a text file.</text:p>
          </table:table-cell>
        </table:table-row>
        <table:table-row>
          <table:table-cell table:style-name="Table7.A2" office:value-type="string">
            <text:p text:style-name="P51">--<text:span text:style-name="T63">int-floor</text:span></text:p>
          </table:table-cell>
          <table:table-cell table:style-name="Table7.B2" office:value-type="string">
            <text:p text:style-name="P85">The INT function truncates towards negative infinity. (Normally towards zero.)</text:p>
          </table:table-cell>
        </table:table-row>
        <table:table-row>
          <table:table-cell table:style-name="Table7.A2" office:value-type="string">
            <text:p text:style-name="P51">--<text:span text:style-name="T63">ignore-rnd-arg</text:span></text:p>
          </table:table-cell>
          <table:table-cell table:style-name="Table7.B2" office:value-type="string">
            <text:p text:style-name="P86">The RND function ignores its argument and provides a number between zero and one. <text:span text:style-name="T64">This matches the behavior of certain BASICs, including </text:span><text:soft-page-break/><text:span text:style-name="T64">K&amp;K.</text:span></text:p>
          </table:table-cell>
        </table:table-row>
        <table:table-row>
          <table:table-cell table:style-name="Table7.A2" office:value-type="string">
            <text:p text:style-name="P53">--<text:span text:style-name="T65">implied-semicolon</text:span></text:p>
          </table:table-cell>
          <table:table-cell table:style-name="Table7.B2" office:value-type="string">
            <text:p text:style-name="P87">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44">Sorts statements by line number.</text:span></text:p>
      <text:p text:style-name="P58">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50" text:outline-level="3">PRETTY</text:h>
      <text:p text:style-name="P76">Lists the current program on the screen, adjusting the spacing between keywords, variable names, and constants.</text:p>
      <text:p text:style-name="P77">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51" text:outline-level="3"><text:soft-page-break/>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2" text:outline-level="3">TRACE</text:h>
      <text:p text:style-name="P4">Runs the current program, <text:span text:style-name="T20">displaying each line prior to execution.</text:span></text:p>
      <text:p text:style-name="P4">Syntax:<text:tab/><text:span text:style-name="T20">TRACE</text:span></text:p>
      <text:p text:style-name="P71">After the line is displayed and executed, certain statements (READ, LET, and IF) display additional information. READ displays the values read. LET displays the new value assigned. IF displays the two values, the operator, and the result ('true' or 'false').</text:p>
      <text:h text:style-name="P15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2">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soft-page-break/></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32" text:outline-level="2"><text:soft-page-break/>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33" text:outline-level="2">Program statements</text:h>
      <text:p text:style-name="Text_20_body">Program statements are stored as part of the program. Every program statement must have a line number.</text:p>
      <text:h text:style-name="P154"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103">10</text:p>
      <text:p text:style-name="P103"><text:span text:style-name="T44">1</text:span>20</text:p>
      <text:p text:style-name="P103"><text:span text:style-name="T44">67</text:span>3<text:span text:style-name="T44">1</text:span></text:p>
      <text:h text:style-name="P155" text:outline-level="3">DATA</text:h>
      <text:p text:style-name="P54">Specifies values for READ <text:span text:style-name="T45">or MAT READ </text:span>statements</text:p>
      <text:p text:style-name="P54">Syntax:<text:tab/>DATA <text:span text:style-name="T1">value list</text:span></text:p>
      <text:p text:style-name="P54">Values must be numeric values separated by commas. <text:span text:style-name="T25">Values must be numeric expressions.</text:span></text:p>
      <text:p text:style-name="P54">Examples:</text:p>
      <text:p text:style-name="P109">390 DATA 3, 150, 175, 180</text:p>
      <text:p text:style-name="P111">400 DATA 2</text:p>
      <text:p text:style-name="P54"/>
      <text:p text:style-name="P55">The DATA statement is processed before the program runs, and processed only once. Thus, it may appear at the end of the program, and does not have to appear before a READ statement.</text:p>
      <text:p text:style-name="P55"><text:soft-page-break/>But the side effect from processing the statement only once is ... the statement is processed only once (per run). A DATA statement inside a FOR/NEXT loop is processed only once, not once for each loop execution.</text:p>
      <text:p text:style-name="P83">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56" text:outline-level="3">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80">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104">10 <text:span text:style-name="T36">DEF FNA(A) = INT(A)</text:span></text:p>
      <text:p text:style-name="P104">20 <text:span text:style-name="T35">DEF FNB(C) = COS(C)/SIN(C)</text:span></text:p>
      <text:p text:style-name="P104"><text:span text:style-name="T36">3</text:span>0 <text:span text:style-name="T35">DEF FNC(C) = COS(C)/SIN(A)</text:span></text:p>
      <text:p text:style-name="P130">100 LET P1 = 3.1415</text:p>
      <text:p text:style-name="P130">105 LET R4 = 20.1</text:p>
      <text:p text:style-name="P105">110 LET A1 = FNA(<text:span text:style-name="T60">R4</text:span>)</text:p>
      <text:p text:style-name="P105">120 LET B1 = FNB(30/<text:span text:style-name="T60">P1</text:span>)</text:p>
      <text:p text:style-name="P105">130 LET A = 30/3.1416</text:p>
      <text:p text:style-name="P105">131 LET A1 = FNC(45/<text:span text:style-name="T60">P1</text:span>)</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57" text:outline-level="3">DIM</text:h>
      <text:p text:style-name="P42">Specifies the number of dimensions and maximum subscripts for each dimension. (Without a DIM statement, variables may have <text:span text:style-name="T38">a </text:span>dimension of at most 10.)</text:p>
      <text:p text:style-name="P54">Examples:</text:p>
      <text:p text:style-name="P109">10 <text:span text:style-name="T35">DIM A(20)</text:span></text:p>
      <text:p text:style-name="P109">20 <text:span text:style-name="T35">DIM B(15), C(20,30)</text:span></text:p>
      <text:p text:style-name="P48"/>
      <text:p text:style-name="P48">Arrays are zero-based, so the DIM A(20) statement allows for values A(0) through A(20).</text:p>
      <text:h text:style-name="P155" text:outline-level="3"><text:soft-page-break/>END</text:h>
      <text:p text:style-name="P54">Marks the end of the program.</text:p>
      <text:p text:style-name="P54">An END statement, when executed, will force the execution of the program to stop.</text:p>
      <text:p text:style-name="P54">Syntax:<text:tab/>END</text:p>
      <text:p text:style-name="P54">Examples:</text:p>
      <text:p text:style-name="P109">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55" text:outline-level="3">FOR</text:h>
      <text:p text:style-name="P54">Performs a sequence of statements for a specific number of times.</text:p>
      <text:p text:style-name="P54">Syntax:<text:tab/>PRINT <text:span text:style-name="T1">control variable = starting value</text:span><text:span text:style-name="T14"> TO </text:span><text:span text:style-name="T1">ending value</text:span></text:p>
      <text:p text:style-name="P54">Syntax:<text:tab/>PRINT <text:span text:style-name="T1">control variable = starting value</text:span><text:span text:style-name="T14"> TO </text:span><text:span text:style-name="T1">ending value</text:span><text:span text:style-name="T14"> STEP </text:span><text:span text:style-name="T1">iteration value</text:span></text:p>
      <text:p text:style-name="P54">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109"><text:span text:style-name="T26">10 </text:span>FOR I = 1 TO 10</text:p>
      <text:p text:style-name="P109"><text:span text:style-name="T26">20 </text:span>PRINT <text:span text:style-name="T31">I</text:span></text:p>
      <text:p text:style-name="P109"><text:span text:style-name="T26">30 </text:span>NEXT I</text:p>
      <text:p text:style-name="P109"/>
      <text:p text:style-name="P109"><text:span text:style-name="T26">10 </text:span>FOR I = 1 TO 10 STEP 2</text:p>
      <text:p text:style-name="P109"><text:span text:style-name="T26">20 </text:span>PRINT <text:span text:style-name="T31">I</text:span></text:p>
      <text:p text:style-name="P109"><text:span text:style-name="T26">30 </text:span>NEXT I</text:p>
      <text:p text:style-name="P109"/>
      <text:p text:style-name="P109"><text:span text:style-name="T26">10 </text:span>FOR I = 1 TO 10.<text:span text:style-name="T31">5</text:span> STEP <text:span text:style-name="T31">0.5</text:span></text:p>
      <text:p text:style-name="P109"><text:span text:style-name="T26">20 </text:span>PRINT <text:span text:style-name="T31">I</text:span></text:p>
      <text:p text:style-name="P109"><text:span text:style-name="T26">30 </text:span>NEXT I</text:p>
      <text:p text:style-name="P109"/>
      <text:p text:style-name="P109"><text:span text:style-name="T26">10 </text:span>FOR I = 10 TO 1 STEP -1</text:p>
      <text:p text:style-name="P109"><text:span text:style-name="T26">20 </text:span>PRINT <text:span text:style-name="T31">I</text:span></text:p>
      <text:p text:style-name="P109"><text:span text:style-name="T26">30 </text:span>NEXT I</text:p>
      <text:p text:style-name="P54"/>
      <text:p text:style-name="P54">It is possible to change the value of the control value within the loop. You can write:</text:p>
      <text:p text:style-name="P109"><text:span text:style-name="T26">10 </text:span>FOR I = 1 TO 10</text:p>
      <text:p text:style-name="P109"><text:span text:style-name="T26">20 </text:span>PRINT A</text:p>
      <text:p text:style-name="P109"><text:span text:style-name="T26">30 </text:span>LET I = 2</text:p>
      <text:p text:style-name="P109"><text:span text:style-name="T26">40 </text:span>NEXT I</text:p>
      <text:p text:style-name="P54"/>
      <text:p text:style-name="P54">This will lock the program into a permanent loop, as the value of I will never reach 10.</text:p>
      <text:h text:style-name="P155" text:outline-level="3"><text:soft-page-break/>GO TO</text:h>
      <text:p text:style-name="P54">Changes the flow of the program.</text:p>
      <text:p text:style-name="P54">Syntax:<text:tab/>GO TO line number</text:p>
      <text:p text:style-name="P9">Syntax:<text:tab/>GOTO line number</text:p>
      <text:p text:style-name="P54">Examples:</text:p>
      <text:p text:style-name="P109">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55" text:outline-level="3">GOSUB</text:h>
      <text:p text:style-name="P54">Changes the flow of the program by calling a subroutine.</text:p>
      <text:p text:style-name="P54">Syntax:<text:tab/>GOSUB line number</text:p>
      <text:p text:style-name="P54">Examples:</text:p>
      <text:p text:style-name="P109">300 GOSUB 400</text:p>
      <text:p text:style-name="P54"/>
      <text:p text:style-name="P54">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55" text:outline-level="3">IF/THEN</text:h>
      <text:p text:style-name="P54">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09">100 IF A = 1 THEN 200</text:p>
      <text:p text:style-name="P109">110 IF A &gt; B THEN 250</text:p>
      <text:p text:style-name="P109">120 IF G1 &lt;= G2 THEN 301</text:p>
      <text:h text:style-name="P155" text:outline-level="3">INPUT</text:h>
      <text:p text:style-name="P54">Prompts the user and allows the user to enter a numeric value. Non-numeric values are invalid and cause execution to stop.</text:p>
      <text:p text:style-name="P54">Syntax:<text:tab/>INPUT <text:span text:style-name="T31">[</text:span><text:span text:style-name="T4">prompt</text:span><text:span text:style-name="T31">,] </text:span><text:span text:style-name="T1">variable list</text:span></text:p>
      <text:p text:style-name="P54">Examples:</text:p>
      <text:p text:style-name="P109">60 INPUT U</text:p>
      <text:p text:style-name="P109">65 INPUT V1, V2, V3</text:p>
      <text:p text:style-name="P102">70 INPUT "Enter values: ", A, B</text:p>
      <text:p text:style-name="P54"/>
      <text:p text:style-name="P54"><text:soft-page-break/><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55" text:outline-level="3">LET</text:h>
      <text:p text:style-name="Text_20_body">Assigns a value to a variable.</text:p>
      <text:p text:style-name="P84"><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31">70 LET D, E = A + B</text:p>
      <text:p text:style-name="P131"/>
      <text:p text:style-name="P66"><text:span text:style-name="T48">Expressions may use a combination of operators, functions, and variables</text:span>.</text:p>
      <text:h text:style-name="P158"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oft-page-break/><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59" text:outline-level="3">READ</text:h>
      <text:p text:style-name="P78">Loads variables with values from DATA statements.</text:p>
      <text:p text:style-name="P78">Syntax:<text:tab/>READ <text:span text:style-name="T1">variable list</text:span></text:p>
      <text:p text:style-name="P78">Examples:</text:p>
      <text:p text:style-name="P129">400 READ N</text:p>
      <text:p text:style-name="P129">410 READ A, B, C</text:p>
      <text:p text:style-name="P78"/>
      <text:p text:style-name="P78">Notice that the number of values in a READ statement do not have to match the number of values in DATA statements. <text:span text:style-name="T20">You may READ in pairs and define ten values per DATA statement. You may READ ten items from DATA statements that contain one value each.</text:span></text:p>
      <text:p text:style-name="P78">READing more values than are specified by DATA statements, in total, will cause an error.</text:p>
      <text:p text:style-name="P79">BASIC keeps an internal pointer to the next data item. This pointer can be reset with the RESTORE statement.</text:p>
      <text:h text:style-name="P159" text:outline-level="3">REM</text:h>
      <text:p text:style-name="P78">Allows for a comment in the program.</text:p>
      <text:p text:style-name="P78">Syntax:<text:tab/>REM <text:span text:style-name="T1">any text</text:span></text:p>
      <text:p text:style-name="P78">Examples:</text:p>
      <text:p text:style-name="P129">10 REM</text:p>
      <text:p text:style-name="P129">20 REM Beginning of my first program</text:p>
      <text:p text:style-name="P129">30 REM<text:span text:style-name="T38">ARK</text:span> *----*</text:p>
      <text:h text:style-name="P159" text:outline-level="3">RE<text:span text:style-name="T59">STORE</text:span></text:h>
      <text:p text:style-name="P79">Resets the internal pointer for the READ statement. After a RESTORE statement, a READ statement will read the first data item.</text:p>
      <text:p text:style-name="P54">Syntax:<text:tab/><text:span text:style-name="T14">RE</text:span><text:span text:style-name="T17">STORE</text:span></text:p>
      <text:p text:style-name="P54"><text:soft-page-break/>Examples:</text:p>
      <text:p text:style-name="P109"><text:span text:style-name="T59">2</text:span>10 RE<text:span text:style-name="T59">STORE</text:span></text:p>
      <text:h text:style-name="P15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60" text:outline-level="3">TRACE</text:h>
      <text:p text:style-name="P72"><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2">Syntax:<text:tab/><text:span text:style-name="T54">TRACE </text:span><text:span text:style-name="T10">state</text:span></text:p>
      <text:p text:style-name="P72">Examples:</text:p>
      <text:p text:style-name="P126"><text:span text:style-name="T54">1</text:span>00 <text:span text:style-name="T54">TRACE ON</text:span></text:p>
      <text:p text:style-name="P127">250 TRACE OFF</text:p>
      <text:p text:style-name="P72"/>
      <text:p text:style-name="P72"><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61"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6"><text:span text:style-name="T41">1</text:span>00 <text:span text:style-name="T41">MAT PRINT A</text:span></text:p>
      <text:p text:style-name="P107">110 MAT PRINT B;</text:p>
      <text:p text:style-name="P107">120 MAT PRINT A; B;</text:p>
      <text:p text:style-name="P107">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text:soft-page-break/>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62" text:outline-level="3">MAT <text:span text:style-name="T45">READ</text:span></text:h>
      <text:p text:style-name="P59"><text:span text:style-name="T45">Reads data into an array or matrix of values</text:span>.</text:p>
      <text:p text:style-name="P59">Syntax:<text:tab/><text:span text:style-name="T41">MAT READ </text:span><text:span text:style-name="T8">variable list</text:span></text:p>
      <text:p text:style-name="P59">Examples:</text:p>
      <text:p text:style-name="P110"><text:span text:style-name="T41">1</text:span>00 <text:span text:style-name="T41">MAT READ A</text:span></text:p>
      <text:p text:style-name="P108">110 MAT <text:span text:style-name="T45">READ</text:span> B, <text:span text:style-name="T45">C</text:span></text:p>
      <text:p text:style-name="P111">120 MAT READ D(15)</text:p>
      <text:p text:style-name="P111">130 MAT READ E(6,11)</text:p>
      <text:p text:style-name="P60"/>
      <text:p text:style-name="P59"><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60">Data is read from DATA statements, as with the READ statement.</text:p>
      <text:h text:style-name="P163" text:outline-level="3">MAT</text:h>
      <text:p text:style-name="P61"><text:span text:style-name="T46">Assignes a value to a matrix variable</text:span>.</text:p>
      <text:p text:style-name="P84"><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1">Examples:</text:p>
      <text:p text:style-name="P115"><text:span text:style-name="T41">1</text:span>00 <text:span text:style-name="T41">MAT A = B</text:span></text:p>
      <text:p text:style-name="P116"><text:span text:style-name="T41">11</text:span>0 <text:span text:style-name="T41">MAT A = B * C</text:span></text:p>
      <text:p text:style-name="P116"><text:span text:style-name="T41">12</text:span>0 <text:span text:style-name="T41">MAT A = B + D</text:span></text:p>
      <text:p text:style-name="P116"><text:span text:style-name="T41">13</text:span>0 <text:span text:style-name="T41">MAT A = B - E</text:span></text:p>
      <text:p text:style-name="P116"><text:span text:style-name="T41">14</text:span>0 <text:span text:style-name="T41">MAT A = 2 * B</text:span></text:p>
      <text:p text:style-name="P116"><text:span text:style-name="T41">15</text:span>0 <text:span text:style-name="T41">MAT A = 2 * B – E</text:span></text:p>
      <text:p text:style-name="P131">160 MAT G,H = A + B</text:p>
      <text:p text:style-name="P112"/>
      <text:p text:style-name="P65">Variables are assumed to represent matrix values. <text:span text:style-name="T50">They may refer to variables dimensioned with one or two variables. </text:span>If you want to use a scalar variable, enclose it in parentheses:</text:p>
      <text:p text:style-name="P118">130 LET S = 2</text:p>
      <text:p text:style-name="P117"><text:span text:style-name="T41">14</text:span>0 <text:span text:style-name="T41">MAT A = (S) * B</text:span></text:p>
      <text:p text:style-name="P117"><text:span text:style-name="T41">15</text:span>0 <text:span text:style-name="T41">MAT A = (S) * B - E</text:span></text:p>
      <text:p text:style-name="P113"/>
      <text:p text:style-name="P62">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64">Matrix</text:p>
          </table:table-cell>
          <table:table-cell table:style-name="Table8.A2" office:value-type="string">
            <text:p text:style-name="P63">Addi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4">Matrix</text:p>
          </table:table-cell>
          <table:table-cell table:style-name="Table8.A2" office:value-type="string">
            <text:p text:style-name="P63">Subtrac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4">Matrix</text:p>
          </table:table-cell>
          <table:table-cell table:style-name="Table8.A2" office:value-type="string">
            <text:p text:style-name="P63">Multiplica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4">Matrix</text:p>
          </table:table-cell>
          <table:table-cell table:style-name="Table8.A2" office:value-type="string">
            <text:p text:style-name="P63">Divis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divided <text:span text:style-name="T48">by</text:span> the scalar value</text:p>
          </table:table-cell>
        </table:table-row>
        <table:table-row>
          <table:table-cell table:style-name="Table8.A2" office:value-type="string">
            <text:p text:style-name="P64">Matrix</text:p>
          </table:table-cell>
          <table:table-cell table:style-name="Table8.A2" office:value-type="string">
            <text:p text:style-name="P63">Power</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text:span text:style-name="T48">raised to </text:span>the scalar value</text:p>
          </table:table-cell>
        </table:table-row>
      </table:table>
      <text:p text:style-name="P63"/>
      <text:p text:style-name="P70"><text:soft-page-break/>K&amp;K BASIC restricts the assignment of a variable used in a matrix multiplication operation. BASIC-1965 does not impose this restriction. You may write:</text:p>
      <text:p text:style-name="P125"><text:span text:style-name="T41">11</text:span>0 <text:span text:style-name="T41">MAT A = A * C</text:span></text:p>
      <text:h text:style-name="P134"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92">Return the integer part of a numeric value.</text:p>
          </table:table-cell>
        </table:table-row>
        <table:table-row>
          <table:table-cell table:style-name="Table5.A2" office:value-type="string">
            <text:p text:style-name="Standard">RND<text:span text:style-name="T21">(x)</text:span></text:p>
          </table:table-cell>
          <table:table-cell table:style-name="Table5.B2" office:value-type="string">
            <text:p text:style-name="P92">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5">TRN(<text:span text:style-name="T49">m</text:span>)</text:p>
          </table:table-cell>
          <table:table-cell table:style-name="Table5.B2" office:value-type="string">
            <text:p text:style-name="P65">Transposes values in a matrix, exchanging rows and columns.</text:p>
          </table:table-cell>
        </table:table-row>
        <table:table-row>
          <table:table-cell table:style-name="Table5.A2" office:value-type="string">
            <text:p text:style-name="P75">ZER(x)</text:p>
          </table:table-cell>
          <table:table-cell table:style-name="Table5.B2" office:value-type="string">
            <text:p text:style-name="P75">Creates an array containing all zeros, with x columns</text:p>
          </table:table-cell>
        </table:table-row>
        <table:table-row>
          <table:table-cell table:style-name="Table5.A2" office:value-type="string">
            <text:p text:style-name="P67">ZER(x,y)</text:p>
          </table:table-cell>
          <table:table-cell table:style-name="Table5.B2" office:value-type="string">
            <text:p text:style-name="P67">Creates a matrix containing all zeros, with x rows and y columns.</text:p>
          </table:table-cell>
        </table:table-row>
        <table:table-row>
          <table:table-cell table:style-name="Table5.A2" office:value-type="string">
            <text:p text:style-name="P75">CON(x)</text:p>
          </table:table-cell>
          <table:table-cell table:style-name="Table5.B2" office:value-type="string">
            <text:p text:style-name="P75">Creates an array containing all ones, with x columns</text:p>
          </table:table-cell>
        </table:table-row>
        <table:table-row>
          <table:table-cell table:style-name="Table5.A2" office:value-type="string">
            <text:p text:style-name="P67">CON(x,y)</text:p>
          </table:table-cell>
          <table:table-cell table:style-name="Table5.B2" office:value-type="string">
            <text:p text:style-name="P67">Creates a matrix containing all ones, with x rows and y columns.</text:p>
          </table:table-cell>
        </table:table-row>
        <table:table-row>
          <table:table-cell table:style-name="Table5.A2" office:value-type="string">
            <text:p text:style-name="P65">IDN(x)</text:p>
          </table:table-cell>
          <table:table-cell table:style-name="Table5.B2" office:value-type="string">
            <text:p text:style-name="P65">Creates an identity matrix (all zeros except for ones on the diagonal).</text:p>
          </table:table-cell>
        </table:table-row>
        <table:table-row>
          <table:table-cell table:style-name="Table5.A2" office:value-type="string">
            <text:p text:style-name="P65">IDN(x,x)</text:p>
          </table:table-cell>
          <table:table-cell table:style-name="Table5.B2" office:value-type="string">
            <text:p text:style-name="P65">Same as IDN(x). The two values must be identical, as identity matrices are always square.</text:p>
          </table:table-cell>
        </table:table-row>
        <table:table-row>
          <table:table-cell table:style-name="Table5.A2" office:value-type="string">
            <text:p text:style-name="P68">DET(m)</text:p>
          </table:table-cell>
          <table:table-cell table:style-name="Table5.B2" office:value-type="string">
            <text:p text:style-name="P68">Computes the determinant of the matrix. <text:span text:style-name="T57">The matrix must be square.</text:span></text:p>
          </table:table-cell>
        </table:table-row>
      </table:table>
      <text:h text:style-name="Heading_20_3" text:outline-level="3">Matrix function special forms</text:h>
      <text:p text:style-name="P149">The functions ZER, CON, and IDN have normal forms and special forms.</text:p>
      <text:p text:style-name="P149">You can use the normal form in simple assignments <text:span text:style-name="T66">without specifying dimensions of targets</text:span>:</text:p>
      <text:p text:style-name="P165"><text:soft-page-break/>200 REM NO DIM STATEMENT FOR A OR B</text:p>
      <text:p text:style-name="P164"><text:span text:style-name="T55">24</text:span>0 <text:span text:style-name="T41">MAT A = CON(3,4)</text:span></text:p>
      <text:p text:style-name="P164"><text:span text:style-name="T55">25</text:span>0 <text:span text:style-name="T41">MAT B = IDN(4,4)</text:span></text:p>
      <text:p text:style-name="P164"/>
      <text:p text:style-name="P149">When they are used as part of an expression, these functions must have parameters:</text:p>
      <text:p text:style-name="P119">130 LET S = <text:span text:style-name="T55">4</text:span></text:p>
      <text:p text:style-name="P128"><text:span text:style-name="T41">14</text:span>0 <text:span text:style-name="T41">MAT A = IDN(S) * 4</text:span></text:p>
      <text:p text:style-name="P128"><text:span text:style-name="T41">15</text:span>0 <text:span text:style-name="T41">MAT B = ZER(S+1,S) + COS(45*3.14159/2)</text:span></text:p>
      <text:p text:style-name="P114"/>
      <text:p text:style-name="P149">The special form allows for parameters to be omitted. The special form is when they are the sole element of the right-hand side of an assignment:</text:p>
      <text:p text:style-name="P165">200 REM DIM STATEMENTS FOR A AND B ARE NECESSARY</text:p>
      <text:p text:style-name="P119"><text:span text:style-name="T55">2</text:span>30 <text:span text:style-name="T55">DIM A(3,4), B(4,4)</text:span></text:p>
      <text:p text:style-name="P128"><text:span text:style-name="T55">24</text:span>0 <text:span text:style-name="T41">MAT A = CON</text:span></text:p>
      <text:p text:style-name="P128"><text:span text:style-name="T55">25</text:span>0 <text:span text:style-name="T41">MAT B = IDN</text:span></text:p>
      <text:p text:style-name="P128"/>
      <text:p text:style-name="P73">In this special form, the target variable must already exist and have dimensions specified.</text:p>
      <text:h text:style-name="P135"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6" text:outline-level="2">Outstanding issues</text:h>
      <text:list xml:id="list4908052672146435712" text:style-name="L2">
        <text:list-item>
          <text:p text:style-name="P148">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text:soft-page-break/>Alkaline – a twist on BASIC</text:h>
      <text:p text:style-name="P88">Writing the BASIC-1965 interpreter has given me insights into the BASIC language. Always willing to make improvements, I have several ideas for a newer, better BASIC language.</text:p>
      <text:p text:style-name="P88"/>
      <text:p text:style-name="P91">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37" text:outline-level="2">Variable names</text:h>
      <text:p text:style-name="P69">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38" text:outline-level="2">No GOTO <text:span text:style-name="T51">or </text:span>statement</text:h>
      <text:p text:style-name="P46">With the WHILE/ENDWHILE and the enhanced IF/THEN/ELSE statement, GOTO is not necessary.</text:p>
      <text:h text:style-name="P139" text:outline-level="2">No line numbers</text:h>
      <text:p text:style-name="P94">Without GOTO statements, we don't need line numbers.</text:p>
      <text:h text:style-name="P137" text:outline-level="2">GOSUB invokes a function</text:h>
      <text:p text:style-name="P124">SUB A</text:p>
      <text:p text:style-name="P101"><text:s/><text:span text:style-name="T52">B = A*2</text:span></text:p>
      <text:p text:style-name="P123"><text:s/>PRINT "<text:span text:style-name="T51">B</text:span>" <text:span text:style-name="T51">B</text:span></text:p>
      <text:p text:style-name="P124">END</text:p>
      <text:p text:style-name="P124"/>
      <text:p text:style-name="P124">LET A = 100</text:p>
      <text:p text:style-name="P124">GOSUB A</text:p>
      <text:p text:style-name="P124">LET A = 200</text:p>
      <text:p text:style-name="P124">GOSUB A</text:p>
      <text:h text:style-name="P139" text:outline-level="2"><text:soft-page-break/>No <text:span text:style-name="T51">RETURN statement</text:span></text:h>
      <text:p text:style-name="P97">Functions invoked through GOSUB return at their end.</text:p>
      <text:h text:style-name="P139"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8">Create a new set of statements for IF, ELSE, and END. Something like:</text:p>
      <text:p text:style-name="P88"/>
      <text:p text:style-name="Preformatted_20_Text">LET A = 10</text:p>
      <text:p text:style-name="P98">IF A &gt; 20</text:p>
      <text:p text:style-name="Preformatted_20_Text"><text:s/>PRINT "A is large"</text:p>
      <text:p text:style-name="P98">ELSE</text:p>
      <text:p text:style-name="Preformatted_20_Text"><text:s/>PRINT "A is small"</text:p>
      <text:p text:style-name="P98">END</text:p>
      <text:p text:style-name="Preformatted_20_Text">END</text:p>
      <text:p text:style-name="Preformatted_20_Text"/>
      <text:h text:style-name="Heading_20_2" text:outline-level="2">WHILE/END<text:span text:style-name="T37">WHILE</text:span> statements</text:h>
      <text:p text:style-name="P88">Create a new set of statements for WHILE and WEND. Something like:</text:p>
      <text:p text:style-name="P88"/>
      <text:p text:style-name="Preformatted_20_Text">LET A = 10</text:p>
      <text:p text:style-name="P98">WHILE A &gt; 0</text:p>
      <text:p text:style-name="Preformatted_20_Text"><text:s/>PRINT A</text:p>
      <text:p text:style-name="Preformatted_20_Text"><text:s/>LET A = A-1</text:p>
      <text:p text:style-name="P98">END</text:p>
      <text:p text:style-name="Preformatted_20_Text">PRINT "Done"</text:p>
      <text:p text:style-name="Preformatted_20_Text">END</text:p>
      <text:p text:style-name="Preformatted_20_Text"/>
      <text:h text:style-name="P140" text:outline-level="2">NEXT statement</text:h>
      <text:p text:style-name="P90">Don't use a control variable. Instead, remember the most recent FOR statement. <text:span text:style-name="T28">Something like:</text:span></text:p>
      <text:p text:style-name="P90"/>
      <text:p text:style-name="P122">FOR I = 1 TO 10</text:p>
      <text:p text:style-name="P122"><text:s/>FOR J = 1 TO 5</text:p>
      <text:p text:style-name="P122"><text:s text:c="2"/>PRINT I*J</text:p>
      <text:p text:style-name="P100"><text:s/>NEXT</text:p>
      <text:p text:style-name="P100">NEXT</text:p>
      <text:p text:style-name="P122">END</text:p>
      <text:h text:style-name="P140" text:outline-level="2"><text:span text:style-name="T50">EACH</text:span> statement</text:h>
      <text:p text:style-name="P89"><text:span text:style-name="T50">Similar to a FOR statement, associated with an array or matrix</text:span>. <text:span text:style-name="T28">Something like:</text:span></text:p>
      <text:p text:style-name="P89"/>
      <text:p text:style-name="P121">MAT LET A = IDN(5)</text:p>
      <text:p text:style-name="P99">EACH E IN A</text:p>
      <text:p text:style-name="P120"><text:s/><text:span text:style-name="T50">PRINT "ELEMENT: " E</text:span></text:p>
      <text:p text:style-name="P99">NEXT</text:p>
      <text:p text:style-name="P122"/>
      <text:h text:style-name="P141"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6">Name</text:p>
          </table:table-cell>
          <table:table-cell table:style-name="Table9.A1" office:value-type="string">
            <text:p text:style-name="P96">Arguments</text:p>
          </table:table-cell>
          <table:table-cell table:style-name="Table9.C1" office:value-type="string">
            <text:p text:style-name="P96">Purpose</text:p>
          </table:table-cell>
        </table:table-row>
        <text:soft-page-break/>
        <table:table-row>
          <table:table-cell table:style-name="Table9.A2" office:value-type="string">
            <text:p text:style-name="P95">MIN</text:p>
          </table:table-cell>
          <table:table-cell table:style-name="Table9.A2" office:value-type="string">
            <text:p text:style-name="P95">variable number</text:p>
          </table:table-cell>
          <table:table-cell table:style-name="Table9.C2" office:value-type="string">
            <text:p text:style-name="P95">Calculates the minimum value of all arguments</text:p>
          </table:table-cell>
        </table:table-row>
        <table:table-row>
          <table:table-cell table:style-name="Table9.A2" office:value-type="string">
            <text:p text:style-name="P95">MAX</text:p>
          </table:table-cell>
          <table:table-cell table:style-name="Table9.A2" office:value-type="string">
            <text:p text:style-name="P95">variable number</text:p>
          </table:table-cell>
          <table:table-cell table:style-name="Table9.C2" office:value-type="string">
            <text:p text:style-name="P95">Calculates the maximum value of all arguments</text:p>
          </table:table-cell>
        </table:table-row>
        <table:table-row>
          <table:table-cell table:style-name="Table9.A2" office:value-type="string">
            <text:p text:style-name="P95">DOT</text:p>
          </table:table-cell>
          <table:table-cell table:style-name="Table9.A2" office:value-type="string">
            <text:p text:style-name="P95">array, array</text:p>
          </table:table-cell>
          <table:table-cell table:style-name="Table9.C2" office:value-type="string">
            <text:p text:style-name="P95">Calculates dot product, returns scalar. A form of matric multiplication; MAT operations require at least one 2-D matrix.</text:p>
          </table:table-cell>
        </table:table-row>
        <table:table-row>
          <table:table-cell table:style-name="Table9.A2" office:value-type="string">
            <text:p text:style-name="P95">ROW</text:p>
          </table:table-cell>
          <table:table-cell table:style-name="Table9.A2" office:value-type="string">
            <text:p text:style-name="P95">matrix, row number</text:p>
          </table:table-cell>
          <table:table-cell table:style-name="Table9.C2" office:value-type="string">
            <text:p text:style-name="P95">Extracts row from matrix</text:p>
          </table:table-cell>
        </table:table-row>
        <table:table-row>
          <table:table-cell table:style-name="Table9.A2" office:value-type="string">
            <text:p text:style-name="P95">COL</text:p>
          </table:table-cell>
          <table:table-cell table:style-name="Table9.A2" office:value-type="string">
            <text:p text:style-name="P95">matrix, column number</text:p>
          </table:table-cell>
          <table:table-cell table:style-name="Table9.C2" office:value-type="string">
            <text:p text:style-name="P95">Extracts column from matrix</text:p>
          </table:table-cell>
        </table:table-row>
        <table:table-row>
          <table:table-cell table:style-name="Table9.A2" office:value-type="string">
            <text:p text:style-name="P95">ROWS</text:p>
          </table:table-cell>
          <table:table-cell table:style-name="Table9.A2" office:value-type="string">
            <text:p text:style-name="P95">matrix</text:p>
          </table:table-cell>
          <table:table-cell table:style-name="Table9.C2" office:value-type="string">
            <text:p text:style-name="P95">Reports number of rows in matrix</text:p>
          </table:table-cell>
        </table:table-row>
        <table:table-row>
          <table:table-cell table:style-name="Table9.A2" office:value-type="string">
            <text:p text:style-name="P95">COLS</text:p>
          </table:table-cell>
          <table:table-cell table:style-name="Table9.A2" office:value-type="string">
            <text:p text:style-name="P95">matrix</text:p>
          </table:table-cell>
          <table:table-cell table:style-name="Table9.C2" office:value-type="string">
            <text:p text:style-name="P95">Reports number of columns in matrix</text:p>
          </table:table-cell>
        </table:table-row>
      </table:table>
      <text:p text:style-name="P95"/>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3M54S</meta:editing-duration>
    <meta:editing-cycles>61</meta:editing-cycles>
    <meta:generator>LibreOffice/5.1.4.2$Linux_X86_64 LibreOffice_project/10m0$Build-2</meta:generator>
    <dc:date>2016-08-28T18:24:33.658780000</dc:date>
    <meta:document-statistic meta:table-count="9" meta:image-count="0" meta:object-count="0" meta:page-count="19" meta:paragraph-count="629" meta:word-count="5103" meta:character-count="29132" meta:non-whitespace-character-count="24661"/>
    <meta:user-defined meta:name="Info 1"/>
    <meta:user-defined meta:name="Info 2"/>
    <meta:user-defined meta:name="Info 3"/>
    <meta:user-defined meta:name="Info 4"/>
  </office:meta>
</office:document-meta>
</file>